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4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0.75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2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1.0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5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2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3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6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30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4" style:family="graphic" style:parent-style-name="standard">
      <style:graphic-properties draw:fill-color="#bf819e" draw:textarea-horizontal-align="justify" draw:textarea-vertical-align="middle" draw:auto-grow-height="false" fo:min-height="1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36" style:family="graphic" style:parent-style-name="standard">
      <style:graphic-properties draw:fill-color="#ffd7d7" draw:textarea-horizontal-align="justify" draw:textarea-vertical-align="middle" draw:auto-grow-height="false" fo:min-height="1.65cm" fo:min-width="1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9cm"/>
      <style:paragraph-properties style:writing-mode="lr-tb"/>
    </style:style>
    <style:style style:name="gr38" style:family="graphic" style:parent-style-name="standard">
      <style:graphic-properties draw:fill-color="#bf819e" draw:textarea-horizontal-align="justify" draw:textarea-vertical-align="middle" draw:auto-grow-height="false" fo:min-height="1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0" style:family="graphic" style:parent-style-name="standard">
      <style:graphic-properties draw:fill-color="#ff972f" draw:textarea-horizontal-align="justify" draw:textarea-vertical-align="middle" draw:auto-grow-height="false" fo:min-height="3.86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-color="#bf819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2" style:family="paragraph">
      <loext:graphic-properties draw:fill-color="#ffd7d7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.5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1.7cm" svg:x="1.2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1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2.5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1.5cm" svg:x="2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4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6.7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9.2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1.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6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16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4.376cm" svg:height="0.962cm" svg:x="8.75cm" svg:y="18.1cm">
          <draw:text-box>
            <text:p>CAN-Network</text:p>
          </draw:text-box>
        </draw:frame>
        <draw:frame draw:style-name="gr10" draw:text-style-name="P8" draw:layer="layout" svg:width="4.376cm" svg:height="0.569cm" svg:x="1.25cm" svg:y="14.1cm">
          <draw:text-box>
            <text:p><text:span text:style-name="T1">SAE J1939:21 Transport Layer</text:span></text:p>
          </draw:text-box>
        </draw:frame>
        <draw:frame draw:style-name="gr11" draw:text-style-name="P8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2" draw:text-style-name="P9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cm" svg:height="1.25cm" svg:x="5.1cm" svg:y="14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9cm" svg:height="1.25cm" svg:x="7.75cm" svg:y="14.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5cm" svg:height="1.25cm" svg:x="14.5cm" svg:y="14.85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6.15cm" svg:height="0.569cm" svg:x="7.65cm" svg:y="15.2cm">
          <draw:text-box>
            <text:p><text:span text:style-name="T1">Transport Protocol Connection Management</text:span></text:p>
          </draw:text-box>
        </draw:frame>
        <draw:frame draw:style-name="gr17" draw:text-style-name="P11" draw:layer="layout" svg:width="4.875cm" svg:height="1.205cm" svg:x="14.45cm" svg:y="15.181cm">
          <draw:text-box>
            <text:p text:style-name="P10"><text:span text:style-name="T1">Transport Protocol Data Transfer</text:span></text:p>
          </draw:text-box>
        </draw:frame>
        <draw:frame draw:style-name="gr18" draw:text-style-name="P8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19" draw:text-style-name="P9" draw:layer="layout" svg:width="2.75cm" svg:height="1.25cm" svg:x="1.6cm" svg:y="14.85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818cm" svg:height="0.569cm" svg:x="1.582cm" svg:y="15.182cm">
          <draw:text-box>
            <text:p><text:span text:style-name="T1">Acknowledgement</text:span></text:p>
          </draw:text-box>
        </draw:frame>
        <draw:frame draw:style-name="gr21" draw:text-style-name="P8" draw:layer="layout" svg:width="1.556cm" svg:height="0.569cm" svg:x="5.25cm" svg:y="15.182cm">
          <draw:text-box>
            <text:p><text:span text:style-name="T1">Request</text:span></text:p>
          </draw:text-box>
        </draw:frame>
        <draw:custom-shape draw:style-name="gr22" draw:text-style-name="P9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3" draw:text-style-name="P9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5" draw:text-style-name="P8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6" draw:text-style-name="P9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7" draw:text-style-name="P9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6" draw:text-style-name="P9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29" draw:text-style-name="P8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30" draw:text-style-name="P9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30" draw:text-style-name="P9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6" draw:text-style-name="P8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1" draw:text-style-name="P8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1" draw:text-style-name="P8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1" draw:text-style-name="P8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6" draw:text-style-name="P9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6" draw:text-style-name="P9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6" draw:text-style-name="P9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2" draw:text-style-name="P8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3" draw:text-style-name="P8" draw:layer="measurelines" svg:width="2.695cm" svg:height="0.569cm" svg:x="1.193cm" svg:y="6.901cm">
          <draw:text-box>
            <text:p><text:span text:style-name="T1">Open SAE J1939</text:span></text:p>
          </draw:text-box>
        </draw:frame>
        <draw:custom-shape draw:style-name="gr34" draw:text-style-name="P9" draw:layer="measurelines" svg:width="3cm" svg:height="1.25cm" svg:x="9.3cm" svg:y="7.1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measurelines" svg:width="3.139cm" svg:height="0.569cm" svg:x="9.25cm" svg:y="7.483cm">
          <draw:text-box>
            <text:p><text:span text:style-name="T1">Listen For Messages</text:span></text:p>
          </draw:text-box>
        </draw:frame>
        <draw:custom-shape draw:style-name="gr36" draw:text-style-name="P12" draw:layer="measurelines" svg:width="18.5cm" svg:height="1.9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75cm" svg:height="1.5cm" svg:x="10.45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8" draw:layer="measurelines" svg:width="3.279cm" svg:height="0.569cm" svg:x="1.194cm" svg:y="3.502cm">
          <draw:text-box>
            <text:p><text:span text:style-name="T1">Your Application Code</text:span></text:p>
          </draw:text-box>
        </draw:frame>
        <draw:custom-shape draw:style-name="gr38" draw:text-style-name="P9" draw:layer="measurelines" svg:width="4cm" svg:height="1.25cm" svg:x="8.9cm" svg:y="3.85cm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measurelines" svg:width="3.177cm" svg:height="0.569cm" svg:x="9.251cm" svg:y="4.184cm">
          <draw:text-box>
            <text:p><text:span text:style-name="T1">J1939 Typedef Struct</text:span></text:p>
          </draw:text-box>
        </draw:frame>
        <draw:custom-shape draw:style-name="gr40" draw:text-style-name="P6" draw:layer="layout" svg:width="0.449cm" svg:height="4.7cm" svg:x="3.551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6" draw:layer="layout" svg:width="0.449cm" svg:height="4.7cm" svg:x="8.151cm" svg:y="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6" draw:layer="layout" svg:width="0.449cm" svg:height="4.7cm" svg:x="12.851cm" svg:y="5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6" draw:layer="layout" svg:width="0.449cm" svg:height="4.7cm" svg:x="17.651cm" svg:y="5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07-19T01:35:44.671000000</dc:date>
    <meta:editing-duration>PT10H23M18S</meta:editing-duration>
    <meta:editing-cycles>13</meta:editing-cycles>
    <meta:generator>LibreOffice/7.1.3.2$Windows_X86_64 LibreOffice_project/47f78053abe362b9384784d31a6e56f8511eb1c1</meta:generator>
    <meta:document-statistic meta:object-count="81"/>
  </office:meta>
</office:document-meta>
</file>